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0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42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53cm" fo:padding-top="0cm" fo:padding-bottom="0cm" fo:padding-left="0cm" fo:padding-right="0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99ff66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716cm" fo:padding-top="0cm" fo:padding-bottom="0cm" fo:padding-left="0cm" fo:padding-right="0cm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32cm" fo:padding-top="0cm" fo:padding-bottom="0cm" fo:padding-left="0cm" fo:padding-right="0cm"/>
    </style:style>
    <style:style style:name="gr13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4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4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13cm" fo:padding-top="0cm" fo:padding-bottom="0cm" fo:padding-left="0cm" fo:padding-right="0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000000" draw:fill-color="#e6e6e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 fo:padding-top="0cm" fo:padding-bottom="0cm" fo:padding-left="0cm" fo:padding-right="0cm"/>
    </style:style>
    <style:style style:name="gr20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21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51cm" fo:padding-top="0cm" fo:padding-bottom="0cm" fo:padding-left="0cm" fo:padding-right="0cm"/>
    </style:style>
    <style:style style:name="gr23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25" style:family="graphic" style:parent-style-name="standard">
      <style:graphic-properties svg:stroke-color="#000000" draw:fill-color="#666666" draw:textarea-horizontal-align="center" draw:textarea-vertical-align="middle"/>
    </style:style>
    <style:style style:name="gr26" style:family="graphic" style:parent-style-name="objectwithoutfill">
      <style:graphic-properties svg:stroke-color="#808080" draw:marker-end="Arrow" draw:marker-end-width="0.152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775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32cm" fo:padding-top="0cm" fo:padding-bottom="0cm" fo:padding-left="0cm" fo:padding-right="0cm"/>
    </style:style>
    <style:style style:name="gr29" style:family="graphic" style:parent-style-name="standard">
      <style:graphic-properties svg:stroke-color="#999999" draw:marker-end="Arrow" draw:marker-end-width="0.102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32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2cm" fo:padding-top="0cm" fo:padding-bottom="0cm" fo:padding-left="0cm" fo:padding-right="0cm"/>
    </style:style>
    <style:style style:name="gr32" style:family="graphic" style:parent-style-name="standard">
      <style:graphic-properties draw:stroke="none" svg:stroke-width="0.051cm" svg:stroke-color="#000000" draw:marker-start-width="0.355cm" draw:marker-end-width="0.355cm" draw:fill-color="#999999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64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99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34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214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478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51cm" svg:stroke-color="#000000" draw:marker-start-width="0.355cm" draw:marker-end-width="0.355cm" draw:fill-color="#ff42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9" style:family="graphic" style:parent-style-name="objectwithoutfill">
      <style:graphic-properties svg:stroke-color="#000000" draw:marker-end="Arrow" draw:marker-end-width="0.152cm" draw:fill="none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77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6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P9" style:family="paragraph">
      <style:paragraph-properties style:text-autospace="none"/>
      <style:text-properties fo:font-family="Menlo" fo:font-size="12pt" style:font-family-asian="Menlo" style:font-size-asian="12pt" style:font-family-complex="Menlo" style:font-size-complex="6.80000019073486pt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8pt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Menlo" style:font-size-asian="10pt" style:font-style-asian="normal" style:font-weight-asian="bold" style:font-family-complex="Menlo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247cm" svg:height="14.554cm" svg:x="8.53cm" svg:y="3.102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30.631cm" svg:y="17.825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2.604cm" svg:y="13.944cm">
          <text:p/>
          <draw:enhanced-geometry svg:viewBox="0 0 21600 21600" draw:path-stretchpoint-x="10800" draw:path-stretchpoint-y="10800" draw:text-areas="?f3 ?f4 ?f5 ?f6" draw:type="round-rectangle" draw:modifiers="402.908631046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6.961cm" svg:y="10.8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42cm" svg:height="0.344cm" svg:x="15.445cm" svg:y="11.526cm">
            <draw:text-box>
              <text:p><text:span text:style-name="T2">eventQueue</text:span></text:p>
            </draw:text-box>
          </draw:frame>
        </draw:g>
        <draw:g>
          <draw:custom-shape draw:style-name="gr6" draw:text-style-name="P1" draw:layer="layout" svg:width="1.988cm" svg:height="1.99cm" svg:x="5.281cm" svg:y="10.108cm">
            <text:p/>
            <draw:enhanced-geometry svg:viewBox="0 0 21600 21600" draw:path-stretchpoint-x="10800" draw:path-stretchpoint-y="10800" draw:text-areas="?f3 ?f4 ?f5 ?f6" draw:type="round-rectangle" draw:modifiers="879.6380090497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0.853cm" svg:height="0.429cm" svg:x="5.294cm" svg:y="9.708cm">
            <draw:text-box>
              <text:p><text:span text:style-name="T1">Timer</text:span></text:p>
            </draw:text-box>
          </draw:frame>
        </draw:g>
        <draw:g>
          <draw:custom-shape draw:style-name="gr8" draw:text-style-name="P1" draw:layer="layout" svg:width="1.988cm" svg:height="1.764cm" svg:x="5.415cm" svg:y="14.48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2" draw:layer="layout" svg:width="2.716cm" svg:height="0.429cm" svg:x="5.39cm" svg:y="14.022cm">
            <draw:text-box>
              <text:p><text:span text:style-name="T1">DataBotTimerTask</text:span></text:p>
            </draw:text-box>
          </draw:frame>
          <draw:g>
            <draw:line draw:style-name="gr10" draw:text-style-name="P1" draw:layer="layout" svg:x1="4.245cm" svg:y1="15.357cm" svg:x2="5.718cm" svg:y2="15.354cm">
              <text:p/>
            </draw:line>
            <draw:frame draw:style-name="gr11" draw:text-style-name="P5" draw:layer="layout" svg:width="0.595cm" svg:height="0.323cm" svg:x="4.647cm" svg:y="15.188cm">
              <draw:text-box>
                <text:p text:style-name="P4"><text:span text:style-name="T3">run()</text:span></text:p>
              </draw:text-box>
            </draw:frame>
          </draw:g>
        </draw:g>
        <draw:g>
          <draw:custom-shape draw:style-name="gr1" draw:text-style-name="P1" draw:layer="layout" svg:width="1.988cm" svg:height="1.764cm" svg:x="13.419cm" svg:y="14.698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1.932cm" svg:height="0.429cm" svg:x="13.429cm" svg:y="14.23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5.62cm" svg:y="14.712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1.932cm" svg:height="0.429cm" svg:x="15.63cm" svg:y="14.244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9.021cm" svg:y="14.72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1.932cm" svg:height="0.429cm" svg:x="19.031cm" svg:y="14.258cm">
            <draw:text-box>
              <text:p><text:span text:style-name="T4">MetricSource</text:span></text:p>
            </draw:text-box>
          </draw:frame>
        </draw:g>
        <draw:polyline draw:style-name="gr13" draw:text-style-name="P1" draw:layer="layout" svg:width="2.79cm" svg:height="2.273cm" svg:x="14.46cm" svg:y="12.71cm" svg:viewBox="0 0 2791 2274" draw:points="0,2274 0,455 2791,455 2791,0">
          <text:p/>
        </draw:polyline>
        <draw:polyline draw:style-name="gr13" draw:text-style-name="P1" draw:layer="layout" svg:width="0.734cm" svg:height="2.274cm" svg:x="16.51cm" svg:y="12.71cm" svg:viewBox="0 0 735 2275" draw:points="0,2275 0,758 735,758 735,0">
          <text:p/>
        </draw:polyline>
        <draw:polyline draw:style-name="gr13" draw:text-style-name="P1" draw:layer="layout" svg:width="2.814cm" svg:height="2.273cm" svg:x="17.241cm" svg:y="12.711cm" svg:viewBox="0 0 2815 2274" draw:points="2815,2274 2815,455 0,455 0,0">
          <text:p/>
        </draw:polyline>
        <draw:custom-shape draw:style-name="gr14" draw:text-style-name="P1" draw:layer="layout" svg:width="9.169cm" svg:height="3.471cm" svg:x="12.608cm" svg:y="4.56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3.463cm" svg:y="5.545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14cm" svg:height="0.429cm" svg:x="13.439cm" svg:y="4.827cm">
            <draw:text-box>
              <text:p><text:span text:style-name="T4">DataConsumer</text:span></text:p>
            </draw:text-box>
          </draw:frame>
          <draw:frame draw:style-name="gr16" draw:text-style-name="P2" draw:layer="layout" svg:width="4.13cm" svg:height="0.429cm" svg:x="13.473cm" svg:y="5.128cm">
            <draw:text-box>
              <text:p><text:span text:style-name="T1">AsynchronousCsvLineWriter</text:span></text:p>
            </draw:text-box>
          </draw:frame>
          <draw:polyline draw:style-name="gr17" draw:text-style-name="P1" draw:layer="layout" svg:width="0.237cm" svg:height="0.669cm" svg:x="13.273cm" svg:y="5.065cm" svg:viewBox="0 0 238 670" draw:points="238,670 0,670 0,0 189,0">
            <text:p/>
          </draw:polyline>
          <draw:rect draw:style-name="gr18" draw:text-style-name="P1" draw:layer="layout" svg:width="0.179cm" svg:height="1.537cm" svg:x="13.384cm" svg:y="5.645cm">
            <text:p/>
          </draw:rect>
        </draw:g>
        <draw:g>
          <draw:custom-shape draw:style-name="gr1" draw:text-style-name="P1" draw:layer="layout" svg:width="1.988cm" svg:height="1.764cm" svg:x="18.883cm" svg:y="5.545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14cm" svg:height="0.429cm" svg:x="18.893cm" svg:y="5.077cm">
            <draw:text-box>
              <text:p><text:span text:style-name="T4">DataConsumer</text:span></text:p>
            </draw:text-box>
          </draw:frame>
        </draw:g>
        <draw:g>
          <draw:frame draw:style-name="gr19" draw:text-style-name="P7" draw:layer="layout" svg:width="0.878cm" svg:height="0.344cm" svg:x="10.791cm" svg:y="14.095cm">
            <draw:text-box>
              <text:p><text:span text:style-name="T2">sources</text:span></text:p>
            </draw:text-box>
          </draw:frame>
          <draw:line draw:style-name="gr20" draw:text-style-name="P1" draw:layer="layout" svg:x1="12.104cm" svg:y1="14.303cm" svg:x2="12.554cm" svg:y2="14.303cm">
            <text:p/>
          </draw:line>
          <draw:custom-shape draw:style-name="gr21" draw:text-style-name="P1" draw:layer="layout" svg:width="0.416cm" svg:height="0.104cm" svg:x="11.788cm" svg:y="1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2" draw:text-style-name="P7" draw:layer="layout" svg:width="1.251cm" svg:height="0.344cm" svg:x="9.317cm" svg:y="4.949cm">
            <draw:text-box>
              <text:p><text:span text:style-name="T2">consumers</text:span></text:p>
            </draw:text-box>
          </draw:frame>
          <draw:custom-shape draw:style-name="gr23" draw:text-style-name="P1" draw:layer="layout" svg:width="0.898cm" svg:height="0.328cm" svg:x="11.469cm" svg:y="4.984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8" draw:layer="layout" svg:width="0.467cm" svg:height="0.348cm" svg:x="11.681cm" svg:y="4.598cm">
            <draw:text-box>
              <text:p text:style-name="P4"><text:span text:style-name="T5">List</text:span></text:p>
            </draw:text-box>
          </draw:frame>
          <draw:line draw:style-name="gr20" draw:text-style-name="P1" draw:layer="layout" svg:x1="11.03cm" svg:y1="5.157cm" svg:x2="11.48cm" svg:y2="5.157cm">
            <text:p/>
          </draw:line>
          <draw:custom-shape draw:style-name="gr21" draw:text-style-name="P1" draw:layer="layout" svg:width="0.416cm" svg:height="0.104cm" svg:x="10.714cm" svg:y="5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5" draw:text-style-name="P1" draw:layer="layout" svg:width="0.133cm" svg:height="0.133cm" svg:x="11.576cm" svg:y="5.078cm">
            <text:p/>
          </draw:circle>
          <draw:circle draw:style-name="gr25" draw:text-style-name="P1" draw:layer="layout" svg:width="0.133cm" svg:height="0.133cm" svg:x="12.122cm" svg:y="5.073cm">
            <text:p/>
          </draw:circle>
        </draw:g>
        <draw:polyline draw:style-name="gr13" draw:text-style-name="P1" draw:layer="layout" svg:width="2.814cm" svg:height="4.006cm" svg:x="14.396cm" svg:y="7.356cm" svg:viewBox="0 0 2815 4007" draw:points="2813,4007 2815,2190 0,2190 0,0">
          <text:p/>
        </draw:polyline>
        <draw:g>
          <draw:path draw:style-name="gr26" draw:text-style-name="P1" draw:layer="layout" svg:width="1.595cm" svg:height="3.988cm" svg:x="5.623cm" svg:y="11.421cm" svg:viewBox="0 0 1596 3989" svg:d="M49 1403c-15-533 189-1402 729-1402 580-48 822 1216 818 1800-15 1487-254 2128-778 2187-467 15-875-467-811-2225">
            <text:p/>
          </draw:path>
          <draw:frame draw:style-name="gr27" draw:text-style-name="P7" draw:layer="layout" svg:width="2.775cm" svg:height="0.348cm" svg:x="2.832cm" svg:y="12.832cm">
            <draw:text-box>
              <text:p text:style-name="P4"><text:span text:style-name="T2">“</text:span><text:span text:style-name="T2">DataBot Timer Thread”</text:span></text:p>
            </draw:text-box>
          </draw:frame>
        </draw:g>
        <draw:g>
          <draw:frame draw:style-name="gr28" draw:text-style-name="P7" draw:layer="layout" svg:width="0.632cm" svg:height="0.344cm" svg:x="9.418cm" svg:y="10.146cm">
            <draw:text-box>
              <text:p><text:span text:style-name="T2">timer</text:span></text:p>
            </draw:text-box>
          </draw:frame>
          <draw:custom-shape draw:style-name="gr21" draw:text-style-name="P1" draw:layer="layout" svg:width="0.416cm" svg:height="0.104cm" svg:x="8.915cm" svg:y="10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8.904cm" svg:y1="10.35cm" svg:x2="7.273cm" svg:y2="10.35cm">
            <text:p/>
          </draw:line>
        </draw:g>
        <draw:g>
          <draw:frame draw:style-name="gr30" draw:text-style-name="P7" draw:layer="layout" svg:width="1.132cm" svg:height="0.344cm" svg:x="9.536cm" svg:y="15.204cm">
            <draw:text-box>
              <text:p><text:span text:style-name="T2">timerTask</text:span></text:p>
            </draw:text-box>
          </draw:frame>
          <draw:custom-shape draw:style-name="gr21" draw:text-style-name="P1" draw:layer="layout" svg:width="0.416cm" svg:height="0.104cm" svg:x="9.033cm" svg:y="15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9.022cm" svg:y1="15.408cm" svg:x2="7.391cm" svg:y2="15.408cm">
            <text:p/>
          </draw:line>
        </draw:g>
        <draw:g>
          <draw:frame draw:style-name="gr31" draw:text-style-name="P7" draw:layer="layout" svg:width="0.912cm" svg:height="0.344cm" svg:x="5.848cm" svg:y="15.407cm">
            <draw:text-box>
              <text:p><text:span text:style-name="T2">dataBot</text:span></text:p>
            </draw:text-box>
          </draw:frame>
          <draw:custom-shape draw:style-name="gr21" draw:text-style-name="P1" draw:layer="layout" svg:width="0.416cm" svg:height="0.104cm" svg:x="6.838cm" svg:y="1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7.224cm" svg:y1="15.578cm" svg:x2="8.545cm" svg:y2="15.573cm">
            <text:p/>
          </draw:line>
        </draw:g>
        <draw:g>
          <draw:custom-shape draw:style-name="gr6" draw:text-style-name="P1" draw:layer="layout" svg:width="10.416cm" svg:height="4.886cm" svg:x="24.729cm" svg:y="3.76cm">
            <text:p/>
            <draw:enhanced-geometry svg:viewBox="0 0 21600 21600" draw:path-stretchpoint-x="10800" draw:path-stretchpoint-y="10800" draw:text-areas="?f3 ?f4 ?f5 ?f6" draw:type="round-rectangle" draw:modifiers="529.2649098474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14cm" svg:height="0.429cm" svg:x="24.682cm" svg:y="3.309cm">
            <draw:text-box>
              <text:p><text:span text:style-name="T4">Configuration</text:span></text:p>
            </draw:text-box>
          </draw:frame>
          <draw:custom-shape draw:style-name="gr32" draw:text-style-name="P1" draw:layer="layout" svg:width="5.789cm" svg:height="2.161cm" svg:x="25.14cm" svg:y="6.127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431cm" svg:y="6.884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5.441cm" svg:y="6.416cm">
              <draw:text-box>
                <text:p><text:span text:style-name="T4">MetricDefinition</text:span></text:p>
              </draw:text-box>
            </draw:frame>
          </draw:g>
          <draw:g>
            <draw:custom-shape draw:style-name="gr1" draw:text-style-name="P1" draw:layer="layout" svg:width="0.819cm" svg:height="0.803cm" svg:x="28.218cm" svg:y="6.897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8.228cm" svg:y="6.429cm">
              <draw:text-box>
                <text:p><text:span text:style-name="T4">MetricDefinition</text:span></text:p>
              </draw:text-box>
            </draw:frame>
          </draw:g>
          <draw:custom-shape draw:style-name="gr32" draw:text-style-name="P1" draw:layer="layout" svg:width="5.789cm" svg:height="1.766cm" svg:x="25.177cm" svg:y="4.135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543cm" svg:y="4.742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5.553cm" svg:y="4.274cm">
              <draw:text-box>
                <text:p><text:span text:style-name="T4">Address</text:span></text:p>
              </draw:text-box>
            </draw:frame>
          </draw:g>
          <draw:g>
            <draw:custom-shape draw:style-name="gr1" draw:text-style-name="P1" draw:layer="layout" svg:width="0.819cm" svg:height="0.803cm" svg:x="28.33cm" svg:y="4.755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8.34cm" svg:y="4.287cm">
              <draw:text-box>
                <text:p><text:span text:style-name="T4">Address</text:span></text:p>
              </draw:text-box>
            </draw:frame>
          </draw:g>
          <draw:frame draw:style-name="gr24" draw:text-style-name="P8" draw:layer="layout" svg:width="0.467cm" svg:height="0.348cm" svg:x="25.406cm" svg:y="3.8cm">
            <draw:text-box>
              <text:p text:style-name="P4"><text:span text:style-name="T5">Set</text:span></text:p>
            </draw:text-box>
          </draw:frame>
          <draw:g>
            <draw:custom-shape draw:style-name="gr1" draw:text-style-name="P1" draw:layer="layout" svg:width="0.819cm" svg:height="0.803cm" svg:x="31.655cm" svg:y="4.401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4" draw:text-style-name="P6" draw:layer="layout" svg:width="2.999cm" svg:height="0.429cm" svg:x="31.665cm" svg:y="3.933cm">
              <draw:text-box>
                <text:p><text:span text:style-name="T4">MetricSourceFactory</text:span></text:p>
              </draw:text-box>
            </draw:frame>
          </draw:g>
        </draw:g>
        <draw:g>
          <draw:frame draw:style-name="gr35" draw:text-style-name="P7" draw:layer="layout" svg:width="1.534cm" svg:height="0.344cm" svg:x="21.878cm" svg:y="3.898cm">
            <draw:text-box>
              <text:p><text:span text:style-name="T2">configuration</text:span></text:p>
            </draw:text-box>
          </draw:frame>
          <draw:custom-shape draw:style-name="gr21" draw:text-style-name="P1" draw:layer="layout" svg:width="0.416cm" svg:height="0.104cm" svg:x="23.468cm" svg:y="4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23.821cm" svg:y1="4.086cm" svg:x2="24.722cm" svg:y2="4.08cm">
            <text:p/>
          </draw:line>
        </draw:g>
        <draw:frame draw:style-name="gr36" draw:text-style-name="P2" draw:layer="layout" svg:width="4.214cm" svg:height="0.429cm" svg:x="12.577cm" svg:y="13.489cm">
          <draw:text-box>
            <text:p><text:span text:style-name="T1">MetricSourceRepositoryImpl</text:span></text:p>
          </draw:text-box>
        </draw:frame>
        <draw:custom-shape draw:style-name="gr23" draw:text-style-name="P1" draw:layer="layout" svg:width="0.898cm" svg:height="0.328cm" svg:x="5.742cm" svg:y="7.149cm">
          <text:p/>
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0.467cm" svg:height="0.348cm" svg:x="5.954cm" svg:y="6.763cm">
          <draw:text-box>
            <text:p text:style-name="P4"><text:span text:style-name="T5">List</text:span></text:p>
          </draw:text-box>
        </draw:frame>
        <draw:circle draw:style-name="gr25" draw:text-style-name="P1" draw:layer="layout" svg:width="0.133cm" svg:height="0.133cm" svg:x="5.849cm" svg:y="7.243cm">
          <text:p/>
        </draw:circle>
        <draw:circle draw:style-name="gr25" draw:text-style-name="P1" draw:layer="layout" svg:width="0.133cm" svg:height="0.133cm" svg:x="6.395cm" svg:y="7.238cm">
          <text:p/>
        </draw:circle>
        <draw:frame draw:style-name="gr37" draw:text-style-name="P6" draw:layer="layout" svg:width="3.478cm" svg:height="0.429cm" svg:x="12.586cm" svg:y="13.172cm">
          <draw:text-box>
            <text:p><text:span text:style-name="T4">MetricSourceRepository</text:span></text:p>
          </draw:text-box>
        </draw:frame>
        <draw:polyline draw:style-name="gr17" draw:text-style-name="P1" draw:layer="layout" svg:width="0.237cm" svg:height="0.669cm" svg:x="12.407cm" svg:y="13.513cm" svg:viewBox="0 0 238 670" draw:points="238,670 0,670 0,0 189,0">
          <text:p/>
        </draw:polyline>
        <draw:rect draw:style-name="gr18" draw:text-style-name="P1" draw:layer="layout" svg:width="0.179cm" svg:height="1.537cm" svg:x="12.518cm" svg:y="14.093cm">
          <text:p/>
        </draw:rect>
        <draw:g>
          <draw:custom-shape draw:style-name="gr38" draw:text-style-name="P1" draw:layer="layout" svg:width="2.763cm" svg:height="0.912cm" svg:x="11.359cm" svg:y="10.27cm">
            <text:p/>
            <draw:enhanced-geometry svg:viewBox="0 0 21600 21600" draw:path-stretchpoint-x="10800" draw:path-stretchpoint-y="10800" draw:text-areas="?f3 ?f4 ?f5 ?f6" draw:type="round-rectangle" draw:modifiers="2512.149532710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9" draw:text-style-name="P1" draw:layer="layout" svg:width="0.473cm" svg:height="0.498cm" svg:x="11.588cm" svg:y="10.481cm" svg:viewBox="0 0 474 499" svg:d="M14 176c-4-67 57-176 217-176 172-6 244 152 243 225-5 187-76 267-231 274-139 2-260-58-241-278">
            <text:p/>
          </draw:path>
          <draw:path draw:style-name="gr39" draw:text-style-name="P1" draw:layer="layout" svg:width="0.473cm" svg:height="0.498cm" svg:x="12.18cm" svg:y="10.482cm" svg:viewBox="0 0 474 499" svg:d="M14 176c-4-67 57-176 217-176 172-6 244 152 243 225-5 187-76 267-231 274-139 2-260-58-241-278">
            <text:p/>
          </draw:path>
          <draw:path draw:style-name="gr39" draw:text-style-name="P1" draw:layer="layout" svg:width="0.473cm" svg:height="0.498cm" svg:x="13.372cm" svg:y="10.483cm" svg:viewBox="0 0 474 499" svg:d="M14 176c-4-67 57-176 217-176 172-6 244 152 243 225-5 187-76 267-231 274-139 2-260-58-241-278">
            <text:p/>
          </draw:path>
        </draw:g>
        <draw:g>
          <draw:frame draw:style-name="gr40" draw:text-style-name="P7" draw:layer="layout" svg:width="1.776cm" svg:height="0.344cm" svg:x="8.682cm" svg:y="10.535cm">
            <draw:text-box>
              <text:p><text:span text:style-name="T2">sourceExecutor</text:span></text:p>
            </draw:text-box>
          </draw:frame>
          <draw:line draw:style-name="gr20" draw:text-style-name="P1" draw:layer="layout" svg:x1="10.895cm" svg:y1="10.743cm" svg:x2="11.345cm" svg:y2="10.743cm">
            <text:p/>
          </draw:line>
          <draw:custom-shape draw:style-name="gr21" draw:text-style-name="P1" draw:layer="layout" svg:width="0.416cm" svg:height="0.104cm" svg:x="10.579cm" svg:y="10.6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1" draw:layer="layout" svg:width="1.403cm" svg:height="1.431cm" svg:x="12.183cm" svg:y="11.583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2" draw:layer="layout" svg:width="2.716cm" svg:height="0.429cm" svg:x="12.168cm" svg:y="11.159cm">
            <draw:text-box>
              <text:p><text:span text:style-name="T1">SourceQueryTask</text:span></text:p>
            </draw:text-box>
          </draw:frame>
          <draw:g>
            <draw:line draw:style-name="gr10" draw:text-style-name="P1" draw:layer="layout" svg:x1="11.285cm" svg:y1="12.278cm" svg:x2="12.425cm" svg:y2="12.269cm">
              <text:p/>
            </draw:line>
            <draw:frame draw:style-name="gr11" draw:text-style-name="P5" draw:layer="layout" svg:width="0.599cm" svg:height="0.323cm" svg:x="11.434cm" svg:y="12.073cm">
              <draw:text-box>
                <text:p text:style-name="P4"><text:span text:style-name="T3">call()</text:span></text:p>
              </draw:text-box>
            </draw:frame>
          </draw:g>
        </draw:g>
        <draw:g>
          <draw:custom-shape draw:style-name="gr6" draw:text-style-name="P1" draw:layer="layout" svg:width="4.031cm" svg:height="0.571cm" svg:x="11.355cm" svg:y="9.6cm">
            <text:p/>
            <draw:enhanced-geometry svg:viewBox="0 0 21600 21600" draw:path-stretchpoint-x="10800" draw:path-stretchpoint-y="10800" draw:text-areas="?f3 ?f4 ?f5 ?f6" draw:type="round-rectangle" draw:modifiers="879.6380090497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4.087cm" svg:height="0.429cm" svg:x="11.368cm" svg:y="9.2cm">
            <draw:text-box>
              <text:p text:style-name="P9"><text:span text:style-name="T6">MetricSourceThreadFactory</text:span></text:p>
            </draw:text-box>
          </draw:frame>
          <draw:g>
            <draw:frame draw:style-name="gr40" draw:text-style-name="P7" draw:layer="layout" svg:width="1.987cm" svg:height="0.344cm" svg:x="11.477cm" svg:y="9.692cm">
              <draw:text-box>
                <text:p><text:span text:style-name="T2">threadBaseName</text:span></text:p>
              </draw:text-box>
            </draw:frame>
            <draw:custom-shape draw:style-name="gr21" draw:text-style-name="P1" draw:layer="layout" svg:width="0.416cm" svg:height="0.104cm" svg:x="13.574cm" svg:y="9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14T15:35:20</dc:date>
    <dc:creator>Ovidiu Feodorov</dc:creator>
    <meta:editing-duration>PT10H36M50S</meta:editing-duration>
    <meta:editing-cycles>21</meta:editing-cycles>
    <meta:generator>OpenOffice/4.1.1$Unix OpenOffice.org_project/411m6$Build-9775</meta:generator>
    <meta:document-statistic meta:object-count="119"/>
  </office:meta>
</office:document-meta>
</file>